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weight="normal" officeooo:rsid="0022476e" officeooo:paragraph-rsid="0022476e" style:font-weight-asian="normal" style:font-weight-complex="normal"/>
    </style:style>
    <style:style style:name="P2" style:family="paragraph" style:parent-style-name="Title">
      <style:paragraph-properties fo:line-height="150%" fo:text-align="start" style:justify-single-word="false" fo:break-before="page"/>
      <style:text-properties style:font-name="Arial" officeooo:rsid="0015b4a6" officeooo:paragraph-rsid="0015b4a6"/>
    </style:style>
    <style:style style:name="P3" style:family="paragraph" style:parent-style-name="Title">
      <style:paragraph-properties fo:line-height="150%" fo:text-align="start" style:justify-single-word="false" fo:break-before="page"/>
      <style:text-properties style:font-name="Arial" officeooo:rsid="0020a7ef" officeooo:paragraph-rsid="0020a7ef"/>
    </style:style>
    <style:style style:name="P4" style:family="paragraph" style:parent-style-name="Title">
      <style:paragraph-properties fo:line-height="150%"/>
      <style:text-properties style:font-name="Arial" fo:font-size="40pt" officeooo:rsid="0015b126" officeooo:paragraph-rsid="0015b126" style:font-size-asian="40pt" style:font-size-complex="40pt"/>
    </style:style>
    <style:style style:name="P5" style:family="paragraph" style:parent-style-name="Title">
      <style:paragraph-properties fo:line-height="150%"/>
      <style:text-properties style:font-name="Arial"/>
    </style:style>
    <style:style style:name="P6" style:family="paragraph" style:parent-style-name="Subtitle">
      <style:paragraph-properties fo:line-height="150%"/>
      <style:text-properties style:font-name="Arial" fo:font-size="18pt" officeooo:rsid="0015b126" officeooo:paragraph-rsid="0015b126" style:font-name-asian="Microsoft YaHei" style:font-size-asian="18pt" style:font-name-complex="Arial1" style:font-size-complex="18pt"/>
    </style:style>
    <style:style style:name="P7" style:family="paragraph" style:parent-style-name="Heading_20_1">
      <style:paragraph-properties fo:line-height="150%"/>
      <style:text-properties style:font-name="Arial" officeooo:rsid="00296a57" officeooo:paragraph-rsid="00296a57"/>
    </style:style>
    <style:style style:name="P8" style:family="paragraph" style:parent-style-name="Heading_20_1">
      <style:text-properties style:font-name="Arial" officeooo:rsid="003147b5" officeooo:paragraph-rsid="003147b5"/>
    </style:style>
    <style:style style:name="P9" style:family="paragraph" style:parent-style-name="Heading_20_1">
      <style:paragraph-properties fo:line-height="150%"/>
    </style:style>
    <style:style style:name="P10" style:family="paragraph" style:parent-style-name="Heading_20_1">
      <style:paragraph-properties fo:line-height="150%" fo:break-before="page"/>
      <style:text-properties style:font-name="Arial"/>
    </style:style>
    <style:style style:name="P11" style:family="paragraph" style:parent-style-name="Heading_20_2">
      <style:paragraph-properties fo:line-height="150%"/>
      <style:text-properties style:font-name="Arial" officeooo:rsid="0015b4a6" officeooo:paragraph-rsid="0015b4a6"/>
    </style:style>
    <style:style style:name="P12" style:family="paragraph" style:parent-style-name="Heading_20_2">
      <style:paragraph-properties fo:line-height="150%"/>
      <style:text-properties style:font-name="Arial" fo:font-size="16.1000003814697pt" fo:font-weight="bold" officeooo:rsid="00452285" officeooo:paragraph-rsid="00452285" style:font-name-asian="Microsoft YaHei" style:font-size-asian="16.1000003814697pt" style:font-weight-asian="bold" style:font-name-complex="Arial1" style:font-size-complex="16.1000003814697pt" style:font-weight-complex="bold"/>
    </style:style>
    <style:style style:name="P13" style:family="paragraph" style:parent-style-name="Heading_20_2">
      <style:text-properties style:font-name="Arial" officeooo:rsid="0042b886" officeooo:paragraph-rsid="0042b886"/>
    </style:style>
    <style:style style:name="P14" style:family="paragraph" style:parent-style-name="Heading_20_3">
      <style:text-properties style:font-name="Arial" officeooo:paragraph-rsid="0046301b"/>
    </style:style>
    <style:style style:name="P15" style:family="paragraph" style:parent-style-name="Heading_20_3">
      <style:text-properties officeooo:paragraph-rsid="0046301b"/>
    </style:style>
    <style:style style:name="P16" style:family="paragraph" style:parent-style-name="Text_20_body">
      <style:paragraph-properties fo:line-height="150%"/>
      <style:text-properties fo:color="#000000" style:text-line-through-style="none" style:text-line-through-type="none" style:font-name="Arial" fo:font-size="12pt" officeooo:rsid="002368ea" officeooo:paragraph-rsid="002368ea" style:font-size-asian="10.5pt" style:font-size-complex="12pt"/>
    </style:style>
    <style:style style:name="P17" style:family="paragraph" style:parent-style-name="Text_20_body">
      <style:paragraph-properties fo:line-height="100%"/>
      <style:text-properties fo:color="#000000" style:text-line-through-style="none" style:text-line-through-type="none" style:font-name="Consolas" fo:font-size="10pt" officeooo:rsid="002368ea" officeooo:paragraph-rsid="002368ea" style:font-size-asian="10pt" style:font-size-complex="10pt"/>
    </style:style>
    <style:style style:name="P18" style:family="paragraph" style:parent-style-name="Text_20_body">
      <style:paragraph-properties fo:line-height="150%"/>
      <style:text-properties fo:color="#666666" style:text-line-through-style="none" style:text-line-through-type="none" style:font-name="Arial" fo:font-size="12pt" officeooo:rsid="002368ea" officeooo:paragraph-rsid="002cf3fb" style:font-size-asian="12pt" style:font-size-complex="12pt"/>
    </style:style>
    <style:style style:name="P19" style:family="paragraph" style:parent-style-name="Text_20_body">
      <style:paragraph-properties fo:line-height="100%"/>
      <style:text-properties fo:color="#666666" style:text-line-through-style="none" style:text-line-through-type="none" style:font-name="Consolas" fo:font-size="10pt" officeooo:rsid="002368ea" officeooo:paragraph-rsid="002368ea" style:font-size-asian="10pt" style:font-size-complex="10pt"/>
    </style:style>
    <style:style style:name="P20" style:family="paragraph" style:parent-style-name="Text_20_body">
      <style:paragraph-properties fo:line-height="150%" fo:text-align="start" style:justify-single-word="false"/>
      <style:text-properties style:font-name="Arial" officeooo:rsid="0015b4a6" officeooo:paragraph-rsid="0015b4a6"/>
    </style:style>
    <style:style style:name="P21" style:family="paragraph" style:parent-style-name="Text_20_body">
      <style:paragraph-properties fo:line-height="150%" fo:text-align="justify" style:justify-single-word="false"/>
      <style:text-properties style:font-name="Arial" fo:font-size="11pt" officeooo:rsid="0017eaff" officeooo:paragraph-rsid="0015b4a6" style:font-size-asian="9.60000038146973pt" style:font-size-complex="11pt"/>
    </style:style>
    <style:style style:name="P22" style:family="paragraph" style:parent-style-name="Text_20_body">
      <style:paragraph-properties fo:line-height="150%"/>
      <style:text-properties style:font-name="Arial" officeooo:rsid="0022476e" officeooo:paragraph-rsid="0022476e"/>
    </style:style>
    <style:style style:name="P23" style:family="paragraph" style:parent-style-name="Text_20_body">
      <style:paragraph-properties fo:line-height="150%"/>
      <style:text-properties style:font-name="Arial"/>
    </style:style>
    <style:style style:name="P24" style:family="paragraph" style:parent-style-name="Text_20_body">
      <style:paragraph-properties fo:line-height="150%" fo:text-align="justify" style:justify-single-word="false"/>
      <style:text-properties style:font-name="Arial" officeooo:paragraph-rsid="0015b4a6"/>
    </style:style>
    <style:style style:name="P25" style:family="paragraph" style:parent-style-name="Text_20_body">
      <style:paragraph-properties fo:line-height="150%"/>
      <style:text-properties style:font-name="Arial" officeooo:paragraph-rsid="0022476e"/>
    </style:style>
    <style:style style:name="P26" style:family="paragraph" style:parent-style-name="Text_20_body">
      <style:paragraph-properties fo:line-height="150%"/>
      <style:text-properties style:font-name="Arial" officeooo:paragraph-rsid="002368ea"/>
    </style:style>
    <style:style style:name="P27" style:family="paragraph" style:parent-style-name="Text_20_body">
      <style:paragraph-properties fo:line-height="150%"/>
      <style:text-properties style:font-name="Arial" officeooo:paragraph-rsid="00296a57"/>
    </style:style>
    <style:style style:name="P28" style:family="paragraph" style:parent-style-name="Text_20_body">
      <style:paragraph-properties fo:line-height="150%"/>
      <style:text-properties style:font-name="Arial" officeooo:paragraph-rsid="00476719"/>
    </style:style>
    <style:style style:name="P29" style:family="paragraph" style:parent-style-name="Text_20_body">
      <style:text-properties style:font-name="Arial" officeooo:rsid="003147b5" officeooo:paragraph-rsid="003147b5"/>
    </style:style>
    <style:style style:name="P30" style:family="paragraph" style:parent-style-name="Text_20_body">
      <style:text-properties style:font-name="Arial" officeooo:rsid="00349f0f" officeooo:paragraph-rsid="00349f0f"/>
    </style:style>
    <style:style style:name="P31" style:family="paragraph" style:parent-style-name="Text_20_body">
      <style:paragraph-properties fo:line-height="100%"/>
      <style:text-properties style:font-name="Consolas" fo:font-size="10pt" officeooo:paragraph-rsid="002368ea" style:font-size-asian="10pt" style:font-size-complex="10pt"/>
    </style:style>
    <style:style style:name="P32" style:family="paragraph" style:parent-style-name="Text_20_body">
      <style:paragraph-properties fo:line-height="100%"/>
      <style:text-properties style:font-name="Consolas" officeooo:rsid="002368ea" officeooo:paragraph-rsid="002368ea"/>
    </style:style>
    <style:style style:name="P33" style:family="paragraph" style:parent-style-name="Text_20_body">
      <style:text-properties officeooo:paragraph-rsid="003147b5"/>
    </style:style>
    <style:style style:name="P34" style:family="paragraph" style:parent-style-name="Text_20_body">
      <style:paragraph-properties fo:line-height="150%" fo:text-align="justify" style:justify-single-word="false"/>
      <style:text-properties officeooo:paragraph-rsid="001902ab"/>
    </style:style>
    <style:style style:name="P35" style:family="paragraph" style:parent-style-name="Text_20_body">
      <style:text-properties officeooo:paragraph-rsid="00349f0f"/>
    </style:style>
    <style:style style:name="P36" style:family="paragraph" style:parent-style-name="Text_20_body">
      <style:text-properties officeooo:paragraph-rsid="003c0f6c"/>
    </style:style>
    <style:style style:name="T1" style:family="text">
      <style:text-properties fo:font-size="11pt" officeooo:rsid="0015b4a6" style:font-size-asian="9.60000038146973pt" style:font-size-complex="11pt"/>
    </style:style>
    <style:style style:name="T2" style:family="text">
      <style:text-properties fo:font-size="11pt" officeooo:rsid="0017465e" style:font-size-asian="9.60000038146973pt" style:font-size-complex="11pt"/>
    </style:style>
    <style:style style:name="T3" style:family="text">
      <style:text-properties fo:font-size="11pt" officeooo:rsid="0017eaff" style:font-size-asian="9.60000038146973pt" style:font-size-complex="11pt"/>
    </style:style>
    <style:style style:name="T4" style:family="text">
      <style:text-properties fo:font-size="11pt" officeooo:rsid="0019c725" style:font-size-asian="9.60000038146973pt" style:font-size-complex="11pt"/>
    </style:style>
    <style:style style:name="T5" style:family="text">
      <style:text-properties fo:font-size="11pt" officeooo:rsid="001902ab" style:font-size-asian="9.60000038146973pt" style:font-size-complex="11pt"/>
    </style:style>
    <style:style style:name="T6" style:family="text">
      <style:text-properties fo:font-size="11pt" officeooo:rsid="001aa3ce" style:font-size-asian="9.60000038146973pt" style:font-size-complex="11pt"/>
    </style:style>
    <style:style style:name="T7" style:family="text">
      <style:text-properties fo:font-size="11pt" officeooo:rsid="001b0b43" style:font-size-asian="9.60000038146973pt" style:font-size-complex="11pt"/>
    </style:style>
    <style:style style:name="T8" style:family="text">
      <style:text-properties fo:font-size="11pt" fo:font-weight="bold" officeooo:rsid="0017465e" style:font-size-asian="9.60000038146973pt" style:font-weight-asian="bold" style:font-size-complex="11pt" style:font-weight-complex="bold"/>
    </style:style>
    <style:style style:name="T9" style:family="text">
      <style:text-properties fo:font-size="11pt" fo:font-weight="bold" officeooo:rsid="001aa3ce" style:font-size-asian="9.60000038146973pt" style:font-weight-asian="bold" style:font-size-complex="11pt" style:font-weight-complex="bold"/>
    </style:style>
    <style:style style:name="T10" style:family="text">
      <style:text-properties fo:font-size="11pt" fo:font-weight="bold" officeooo:rsid="001b0b43" style:font-size-asian="9.60000038146973pt" style:font-weight-asian="bold" style:font-size-complex="11pt" style:font-weight-complex="bold"/>
    </style:style>
    <style:style style:name="T11" style:family="text">
      <style:text-properties officeooo:rsid="001902ab"/>
    </style:style>
    <style:style style:name="T12" style:family="text">
      <style:text-properties officeooo:rsid="001908cf"/>
    </style:style>
    <style:style style:name="T13" style:family="text">
      <style:text-properties fo:font-weight="bold" style:font-weight-asian="bold" style:font-weight-complex="bold"/>
    </style:style>
    <style:style style:name="T14" style:family="text">
      <style:text-properties fo:font-weight="bold" officeooo:rsid="001902ab" style:font-weight-asian="bold" style:font-weight-complex="bold"/>
    </style:style>
    <style:style style:name="T15" style:family="text">
      <style:text-properties officeooo:rsid="0020a7ef"/>
    </style:style>
    <style:style style:name="T16" style:family="text">
      <style:text-properties fo:color="#666666" style:text-line-through-style="none" style:text-line-through-type="none" fo:font-size="10pt" style:font-size-asian="10pt" style:font-size-complex="10pt"/>
    </style:style>
    <style:style style:name="T17" style:family="text">
      <style:text-properties fo:color="#666666" officeooo:rsid="002368ea"/>
    </style:style>
    <style:style style:name="T18" style:family="text">
      <style:text-properties fo:color="#666666" fo:font-size="10pt" style:font-size-asian="10pt" style:font-size-complex="10pt"/>
    </style:style>
    <style:style style:name="T19" style:family="text">
      <style:text-properties fo:color="#666666" officeooo:rsid="00322852"/>
    </style:style>
    <style:style style:name="T20" style:family="text">
      <style:text-properties fo:color="#666666" officeooo:rsid="0033a379"/>
    </style:style>
    <style:style style:name="T21" style:family="text">
      <style:text-properties officeooo:rsid="0026ef9c"/>
    </style:style>
    <style:style style:name="T22" style:family="text">
      <style:text-properties fo:color="#000000" style:text-line-through-style="none" style:text-line-through-type="none" fo:font-size="12pt" officeooo:rsid="002368ea" style:font-size-asian="10.5pt" style:font-size-complex="12pt"/>
    </style:style>
    <style:style style:name="T23" style:family="text">
      <style:text-properties fo:color="#000000" style:text-line-through-style="none" style:text-line-through-type="none" fo:font-size="12pt" officeooo:rsid="0027ac4c" style:font-size-asian="10.5pt" style:font-size-complex="12pt"/>
    </style:style>
    <style:style style:name="T24" style:family="text">
      <style:text-properties fo:color="#000000" style:text-line-through-style="none" style:text-line-through-type="none" fo:font-size="12pt" fo:font-style="italic" style:text-underline-style="none" officeooo:rsid="00296a57" style:font-size-asian="10.5pt" style:font-style-asian="italic" style:font-size-complex="12pt" style:font-style-complex="italic"/>
    </style:style>
    <style:style style:name="T25" style:family="text">
      <style:text-properties officeooo:rsid="002368ea"/>
    </style:style>
    <style:style style:name="T26" style:family="text">
      <style:text-properties officeooo:rsid="00296a57"/>
    </style:style>
    <style:style style:name="T27" style:family="text">
      <style:text-properties officeooo:rsid="0022476e"/>
    </style:style>
    <style:style style:name="T28" style:family="text">
      <style:text-properties officeooo:rsid="00302afe"/>
    </style:style>
    <style:style style:name="T29" style:family="text">
      <style:text-properties officeooo:rsid="003147b5"/>
    </style:style>
    <style:style style:name="T30" style:family="text">
      <style:text-properties fo:font-weight="normal" style:font-weight-asian="normal" style:font-weight-complex="normal"/>
    </style:style>
    <style:style style:name="T31" style:family="text">
      <style:text-properties style:font-name="Arial"/>
    </style:style>
    <style:style style:name="T32" style:family="text">
      <style:text-properties style:font-name="Arial" officeooo:rsid="003147b5"/>
    </style:style>
    <style:style style:name="T33" style:family="text">
      <style:text-properties style:font-name="Arial" officeooo:rsid="0035bbb3"/>
    </style:style>
    <style:style style:name="T34" style:family="text">
      <style:text-properties style:font-name="Arial" officeooo:rsid="00349f0f"/>
    </style:style>
    <style:style style:name="T35" style:family="text">
      <style:text-properties style:font-name="Arial" officeooo:rsid="00376ae7"/>
    </style:style>
    <style:style style:name="T36" style:family="text">
      <style:text-properties style:font-name="Arial" officeooo:rsid="0038d72f"/>
    </style:style>
    <style:style style:name="T37" style:family="text">
      <style:text-properties style:font-name="Arial" officeooo:rsid="003abfd6"/>
    </style:style>
    <style:style style:name="T38" style:family="text">
      <style:text-properties style:font-name="Arial" fo:font-weight="bold" officeooo:rsid="00376ae7" style:font-weight-asian="bold" style:font-weight-complex="bold"/>
    </style:style>
    <style:style style:name="T39" style:family="text">
      <style:text-properties style:font-name="Arial" fo:font-weight="bold" officeooo:rsid="003abfd6" style:font-weight-asian="bold" style:font-weight-complex="bold"/>
    </style:style>
    <style:style style:name="T40" style:family="text">
      <style:text-properties style:font-name="Arial" fo:font-weight="bold" officeooo:rsid="003c5773" style:font-weight-asian="bold" style:font-weight-complex="bold"/>
    </style:style>
    <style:style style:name="T41" style:family="text">
      <style:text-properties style:font-name="Arial" fo:font-weight="bold" officeooo:rsid="0042b886" style:font-weight-asian="bold" style:font-weight-complex="bold"/>
    </style:style>
    <style:style style:name="T42" style:family="text">
      <style:text-properties style:font-name="Arial" officeooo:rsid="003bc547"/>
    </style:style>
    <style:style style:name="T43" style:family="text">
      <style:text-properties style:font-name="Arial" officeooo:rsid="003c0f6c"/>
    </style:style>
    <style:style style:name="T44" style:family="text">
      <style:text-properties style:font-name="Arial" officeooo:rsid="003c5773"/>
    </style:style>
    <style:style style:name="T45" style:family="text">
      <style:text-properties style:font-name="Arial" fo:font-weight="normal" officeooo:rsid="003c5773" style:font-weight-asian="normal" style:font-weight-complex="normal"/>
    </style:style>
    <style:style style:name="T46" style:family="text">
      <style:text-properties style:font-name="Arial" fo:font-weight="normal" officeooo:rsid="0042b886" style:font-weight-asian="normal" style:font-weight-complex="normal"/>
    </style:style>
    <style:style style:name="T47" style:family="text">
      <style:text-properties style:font-name="Arial" fo:font-size="11pt" officeooo:rsid="001902ab" style:font-size-asian="9.60000038146973pt" style:font-size-complex="11pt"/>
    </style:style>
    <style:style style:name="T48" style:family="text">
      <style:text-properties style:font-name="Arial" fo:font-size="11pt" officeooo:rsid="003d5f85" style:font-size-asian="9.60000038146973pt" style:font-size-complex="11pt"/>
    </style:style>
    <style:style style:name="T49" style:family="text">
      <style:text-properties style:font-name="Arial" fo:font-size="11pt" officeooo:rsid="001908cf" style:font-size-asian="9.60000038146973pt" style:font-size-complex="11pt"/>
    </style:style>
    <style:style style:name="T50" style:family="text">
      <style:text-properties style:font-name="Arial" fo:font-size="11pt" officeooo:rsid="003e678a" style:font-size-asian="9.60000038146973pt" style:font-size-complex="11pt"/>
    </style:style>
    <style:style style:name="T51" style:family="text">
      <style:text-properties style:font-name="Arial" fo:font-size="11pt" fo:font-weight="bold" officeooo:rsid="003d5f85" style:font-size-asian="9.60000038146973pt" style:font-weight-asian="bold" style:font-size-complex="11pt" style:font-weight-complex="bold"/>
    </style:style>
    <style:style style:name="T52" style:family="text">
      <style:text-properties style:font-name="Arial" fo:font-size="11pt" fo:font-weight="bold" officeooo:rsid="001902ab" style:font-size-asian="9.60000038146973pt" style:font-weight-asian="bold" style:font-size-complex="11pt" style:font-weight-complex="bold"/>
    </style:style>
    <style:style style:name="T53" style:family="text">
      <style:text-properties style:font-name="Arial" fo:font-size="14.1000003814697pt" fo:font-weight="bold" officeooo:rsid="0041ca9d" style:font-name-asian="Microsoft YaHei" style:font-size-asian="14.1000003814697pt" style:font-weight-asian="bold" style:font-name-complex="Arial1" style:font-size-complex="14.1000003814697pt" style:font-weight-complex="bold"/>
    </style:style>
    <style:style style:name="T54" style:family="text">
      <style:text-properties style:font-name="Arial" fo:font-size="14.1000003814697pt" fo:font-weight="bold" officeooo:rsid="003147b5" style:font-name-asian="Microsoft YaHei" style:font-size-asian="14.1000003814697pt" style:font-weight-asian="bold" style:font-name-complex="Arial1" style:font-size-complex="14.1000003814697pt" style:font-weight-complex="bold"/>
    </style:style>
    <style:style style:name="T55" style:family="text">
      <style:text-properties style:font-name="Arial" fo:font-size="14.1000003814697pt" fo:font-weight="bold" officeooo:rsid="0046301b" style:font-name-asian="Microsoft YaHei" style:font-size-asian="14.1000003814697pt" style:font-weight-asian="bold" style:font-name-complex="Arial1" style:font-size-complex="14.1000003814697pt" style:font-weight-complex="bold"/>
    </style:style>
    <style:style style:name="T56" style:family="text">
      <style:text-properties style:font-name="Arial" officeooo:rsid="0020a7ef"/>
    </style:style>
    <style:style style:name="T57" style:family="text">
      <style:text-properties style:font-name="Arial" fo:font-size="18.2000007629395pt" fo:font-weight="bold" officeooo:rsid="0020a7ef" style:font-name-asian="Microsoft YaHei" style:font-size-asian="18.2000007629395pt" style:font-weight-asian="bold" style:font-name-complex="Arial1" style:font-size-complex="18.2000007629395pt" style:font-weight-complex="bold"/>
    </style:style>
    <style:style style:name="T58" style:family="text">
      <style:text-properties style:font-name="Arial" fo:font-size="18.2000007629395pt" fo:font-weight="bold" officeooo:rsid="00476719" style:font-name-asian="Microsoft YaHei" style:font-size-asian="18.2000007629395pt" style:font-weight-asian="bold" style:font-name-complex="Arial1" style:font-size-complex="18.2000007629395pt" style:font-weight-complex="bold"/>
    </style:style>
    <style:style style:name="T59" style:family="text">
      <style:text-properties officeooo:rsid="00322852"/>
    </style:style>
    <style:style style:name="T60" style:family="text">
      <style:text-properties officeooo:rsid="00349f0f"/>
    </style:style>
    <style:style style:name="T61" style:family="text">
      <style:text-properties officeooo:rsid="00376ae7"/>
    </style:style>
    <style:style style:name="T62" style:family="text">
      <style:text-properties officeooo:rsid="0040607e"/>
    </style:style>
    <style:style style:name="T63" style:family="text">
      <style:text-properties officeooo:rsid="0043bd43"/>
    </style:style>
    <style:style style:name="T64" style:family="text">
      <style:text-properties fo:font-size="14.1000003814697pt" fo:font-weight="bold" officeooo:rsid="003147b5" style:font-name-asian="Microsoft YaHei" style:font-size-asian="14.1000003814697pt" style:font-weight-asian="bold" style:font-name-complex="Arial1" style:font-size-complex="14.1000003814697pt" style:font-weight-complex="bold"/>
    </style:style>
    <style:style style:name="T65" style:family="text">
      <style:text-properties fo:font-size="14.1000003814697pt" fo:font-weight="bold" officeooo:rsid="0046301b" style:font-name-asian="Microsoft YaHei" style:font-size-asian="14.1000003814697pt" style:font-weight-asian="bold" style:font-name-complex="Arial1" style:font-size-complex="14.1000003814697pt" style:font-weight-complex="bold"/>
    </style:style>
    <style:style style:name="T66" style:family="text">
      <style:text-properties officeooo:rsid="004943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3"/>
      <text:p text:style-name="P23"/>
      <text:p text:style-name="P23"/>
      <text:p text:style-name="P23"/>
      <text:p text:style-name="P23"/>
      <text:p text:style-name="P23"/>
      <text:p text:style-name="P23"/>
      <text:p text:style-name="P23"/>
      <text:p text:style-name="P23"/>
      <text:p text:style-name="P4">LunarLander</text:p>
      <text:p text:style-name="P6">Felix von Harrach, 2022</text:p>
      <text:h text:style-name="P10" text:outline-level="1">Inhaltsverzeichnis</text:h>
      <text:h text:style-name="P11" text:outline-level="2">Themenstellung</text:h>
      <text:h text:style-name="P12" text:outline-level="2">T<text:span text:style-name="T12">hemenbearbeitung</text:span></text:h>
      <text:h text:style-name="Heading_20_3" text:outline-level="3"><text:span text:style-name="T31"><text:tab/></text:span><text:span text:style-name="T32">2.1 <text:s/></text:span><text:span text:style-name="T54">V</text:span><text:span text:style-name="T55">ersion 1</text:span></text:h>
      <text:h text:style-name="P14" text:outline-level="3" text:is-list-header="true"><text:tab/>2.2 <text:s/><text:span text:style-name="T64">V</text:span><text:span text:style-name="T65">ersion 2</text:span></text:h>
      <text:h text:style-name="P14" text:outline-level="3"><text:tab/><text:span text:style-name="T62">2.3 <text:s/></text:span><text:span text:style-name="T64">V</text:span><text:span text:style-name="T65">ersion 3</text:span></text:h>
      <text:h text:style-name="P15" text:outline-level="3"><text:span text:style-name="T31"><text:tab/>2.</text:span><text:span text:style-name="T53">4 <text:s/></text:span><text:span text:style-name="T54">V</text:span><text:span text:style-name="T55">ersion 4</text:span></text:h>
      <text:h text:style-name="P15" text:outline-level="3"><text:tab/><text:span text:style-name="T63">2.5 <text:s/></text:span><text:span text:style-name="T54">V</text:span><text:span text:style-name="T55">ersion 5</text:span></text:h>
      <text:h text:style-name="P15" text:outline-level="3"><text:tab/><text:span text:style-name="T63">2.6 <text:s/></text:span><text:span text:style-name="T54">V</text:span><text:span text:style-name="T55">ersion 6</text:span></text:h>
      <text:h text:style-name="P13" text:outline-level="2">Klassenstruktur</text:h>
      <text:p text:style-name="P2">1 | Themenstellung</text:p>
      <text:p text:style-name="P20"/>
      <text:p text:style-name="P24"><text:span text:style-name="T1"><text:tab/></text:span><text:span text:style-name="T2">Ziel ist eine Nachstellung des Arcade-Spiels </text:span><text:span text:style-name="T8">“Lunar Lander”</text:span><text:span text:style-name="T2"> (1979) mit e</text:span><text:span text:style-name="T3">inigen k</text:span><text:span text:style-name="T4">reativen Freiheiten.</text:span></text:p>
      <text:p text:style-name="P21"><text:tab/>Darunter zB. die dynamische Verringerung des Gewichts des Landers, je mehr Treibstoff verbraucht wird <text:span text:style-name="T11">und ein Player-System, in dem Spielsessions einem Spieler zugewiesen und gespeichert werden.</text:span></text:p>
      <text:p text:style-name="P21"><text:tab/><text:span text:style-name="T11">Ein Spieler kann Highscores erreichen und diese auch brechen.</text:span></text:p>
      <text:p text:style-name="P24"><text:span text:style-name="T3"><text:tab/></text:span><text:span text:style-name="T5">D</text:span><text:span text:style-name="T6">ie Terraingeneration soll </text:span><text:span text:style-name="T9">zufällig, prozedural und seedabhängig</text:span><text:span text:style-name="T6"> sein, um Tuple, bei Bedarf </text:span><text:span text:style-name="T9">wiederholbare</text:span><text:span text:style-name="T6"> Terrain-Generation zu erlauben.</text:span></text:p>
      <text:p text:style-name="P21"><text:tab/><text:span text:style-name="T11">Wird der Lander erfolgreich </text:span><text:span text:style-name="T14">gelandet</text:span><text:span text:style-name="T11">, d.h. er landet senkrecht, mit einer Senkrechtgeschwindigkeit von weniger als 10 und einer Horizontalgeschwindigkeit von weniger als 3 auf einer Landeplattform, bekommt er </text:span><text:span text:style-name="T14">je nach Plattformgröße</text:span><text:span text:style-name="T11"> Treibstoff und Punkte (je kleiner, desto mehr!).</text:span></text:p>
      <text:p text:style-name="P21"><text:tab/><text:span text:style-name="T14">Stürzt er ab</text:span><text:span text:style-name="T11">, bekommt er weniger Punkte.</text:span></text:p>
      <text:p text:style-name="P21"><text:tab/><text:span text:style-name="T11">Verlässt der Lander das Spielfeld und bleibt zu lange außerhalb des Spielfelds, wird dies als </text:span><text:span text:style-name="T14">Mission-Fehlschlag</text:span><text:span text:style-name="T11"> angesehen; es passiert dasselbe wie bei einem Crash.</text:span></text:p>
      <text:p text:style-name="P21"><text:tab/><text:span text:style-name="T11">Der Lander soll entsprechend mit Sprites </text:span><text:span text:style-name="T14">animiert</text:span><text:span text:style-name="T11"> werden.</text:span></text:p>
      <text:p text:style-name="P24"><text:span text:style-name="T3"><text:tab/></text:span><text:span text:style-name="T7">Falls der Lander in der nächsten “Mission” ohne Treibstoff starten würde, wird das Spiel stattdessen </text:span><text:span text:style-name="T10">beendet</text:span><text:span text:style-name="T7"> und der Score usw. </text:span><text:span text:style-name="T10">gespeichert</text:span><text:span text:style-name="T7">.</text:span></text:p>
      <text:p text:style-name="P34"><text:span text:style-name="T47"><text:tab/>Das “Software-Paket” sollte </text:span><text:span text:style-name="T52">erweiterbar</text:span><text:span text:style-name="T47"> und </text:span><text:span text:style-name="T52">modular</text:span><text:span text:style-name="T47"> sein, </text:span><text:span text:style-name="T49">um d</text:span><text:span text:style-name="T50">as</text:span><text:span text:style-name="T49"> Bearbeite</text:span><text:span text:style-name="T50">n</text:span><text:span text:style-name="T49"> und Hinzufügen von Programmabläufen zu vereinfachen.</text:span></text:p>
      <text:p text:style-name="P34"><text:span text:style-name="T47"><text:tab/></text:span><text:span text:style-name="T48">Zudem soll das Projekt gewissermaßen als </text:span><text:span text:style-name="T51">Proof of Concept</text:span><text:span text:style-name="T48"> fungieren, dass </text:span><text:span text:style-name="T51">Visual Studio Code</text:span><text:span text:style-name="T48"> sich im Schulunterricht tatsächlich verwenden lässt.</text:span></text:p>
      <text:p text:style-name="P3">2 | Themenbearbeitung</text:p>
      <text:h text:style-name="P9" text:outline-level="1"><text:span text:style-name="T31"><text:tab/></text:span><text:span text:style-name="T56">2.1 | </text:span><text:span text:style-name="T57">V</text:span><text:span text:style-name="T58">ersion 1</text:span></text:h>
      <text:p text:style-name="P28"><text:span text:style-name="T15"><text:tab/>Version 1 beinhaltet eine Physik-Demo des Landers.</text:span></text:p>
      <text:p text:style-name="P28"><text:span text:style-name="T15"><text:tab/>Da der wohl wichtigste Aspekt der Lander und dessen Bewegungsmechaniken ist, fing ich als erstes an, eine erste Lander-Klasse zu erstellen, die von jgamegrid.Actor erbt und somit von einer Tickrate abhängig ist, was für Konsistenz und Stetigkeit sorgt.</text:span></text:p>
      <text:p text:style-name="P22"><text:tab/>(Zur Tickrate: Über das gesamte Projekt habe ich mit einer Tickrate von 100tps gearbeitet, d.h. alles im Spiel wird jede Hundertstelsekunde aktualisiert.)</text:p>
      <text:p text:style-name="P22"><text:tab/>Problem: Schwerkraft. Ich werde den Lander in alle Richtungen bewegen müssen; wie schaffe ich es, dem Lander eine konstante Beschleunigung nach unten zu geben?</text:p>
      <text:p text:style-name="P22"><text:tab/>Die Lösung: Aufteilung der gespeicherten Momentangeschwindigkeit im Lander in x- und y-Vektoren; <text:span text:style-name="T60">bei Zurechnung der Schwerkraft nur y-Vektor beeinflussen</text:span>.</text:p>
      <text:p text:style-name="P22"><text:tab/>Hier kam das zweite Problem zum Vorschein: Rundungsfehler. Da ein normaler gamegrid-Actor nur ganzzahlige x-/y-Koordinaten haben darf und sich nur um ganzzahlige Strecken bewegen darf, hatte ich Probleme, die Schwerkraftsbescchleunigung stetig zu machen.</text:p>
      <text:p text:style-name="P25"><text:span text:style-name="T27"><text:tab/>Jeden Tick ist nämlich folgendes passiert: (Pseudocode)</text:span></text:p>
      <text:p text:style-name="P25">------------------------------------------------------------------------------------------------------------------------</text:p>
      <text:p text:style-name="P31"><text:span text:style-name="T25">lander.y_vel -= GRAVITY / 100 </text:span><text:span text:style-name="T17"># </text:span><text:span text:style-name="T20">Gravity: </text:span><text:span text:style-name="T17">Mondschwerkraft; definiert als </text:span><text:span text:style-name="T19">1</text:span><text:span text:style-name="T17">.62</text:span></text:p>
      <text:p text:style-name="P32"><text:span text:style-name="T18"><text:tab/># -</text:span><text:span text:style-name="T16">=, da bei mir Bewegung nach unten einem negativen y-Vektor entspricht.</text:span></text:p>
      <text:p text:style-name="P17">lander.setLocation(lander.getY() - int(lander.y_vel), lander.getX() + int(lander.x_vel)</text:p>
      <text:p text:style-name="P19"><text:tab/># lander.x_vel ist momentan immer 0</text:p>
      <text:p text:style-name="P18">------------------------------------------------------------------------------------------------------------------------</text:p>
      <text:p text:style-name="P16"><text:tab/>Das bedeutet, dass sich der Lander <text:span text:style-name="T21">durch die entstehende Rundung 61 Ticks gar nicht bewegt, dann 62 Ticks um 1px/tick, dann weitere 62 Ticke um 2px/tick usw (Ein Pixel entspricht übrigens (meistens) einem Meter). Das ist gar nicht gut. Was wir wollen ist eine </text:span><text:soft-page-break/><text:span text:style-name="T21">stetige Beschleunigung, d.h. der Lander muss sich im Fließkommazahlenbereich bewegen können.</text:span></text:p>
      <text:p text:style-name="P26"><text:span text:style-name="T22"><text:tab/></text:span><text:span text:style-name="T23">Dazu habe ich eine eigene Klasse „Floacation“ (Float Location) geschrieben, die eine 2-dimensionale Koordinate als Floats speichert, diese aber bei Bedarf auch separat als Ganzzahl oder als jgamegrid.Location (ganzzahlige Koordinaten) ausgeben kann. Des weiteren werden die Koordinaten nicht nur gekürzt, sondern vollständig gerundet, d.h. 1,6 wird dabei zB. nicht zu 1, sondern zu 2.</text:span></text:p>
      <text:p text:style-name="P26"><text:span text:style-name="T23"><text:tab/>Diese genauen Koordinaten kann ich also im Lander speichern und verändern. Bei Bedarf (wenn der Lander sich bewegen soll) wird dann der Lander zu den gerundeten Koordinaten bewegt.</text:span></text:p>
      <text:p text:style-name="P26"><text:span text:style-name="T23"><text:tab/></text:span><text:span text:style-name="T24">Die Landerphysik kann man durch Ausführen von lander.py allein testen.</text:span></text:p>
      <text:h text:style-name="P7" text:outline-level="1">2.2 | Ve<text:span text:style-name="T66">rsion 2</text:span></text:h>
      <text:p text:style-name="P27"><text:tab/><text:span text:style-name="T26">Nun hatte ich also das Grundwerk für präzise Vektorbewegungen gelegt und ging dazu über, die spielergesteuerte Bewegungsmechanik zu implementieren.</text:span></text:p>
      <text:p text:style-name="P27"><text:tab/><text:span text:style-name="T28">Die Input-Abfrage war wenig problematisch; ich konnte hier weitgehend einfach aus meinem ooPong-Projekt Code kopieren: Jeden Tick wird abgefragt, ob relevante Tasten gedrückt werden und der Lander dreht sich entsprechend und bekommt Schub, wobei dieser bewegungstechnisch noch nichts bringt.</text:span></text:p>
      <text:p text:style-name="P27"><text:tab/><text:span text:style-name="T28">Bevor ich mich der Schubberechnung widmete, klärte ich jedoch erst die Frage, wie der Schub bestmöglich auf die Vektoren aufgeteilt wird. Ich kam zur Lösung, die absolute Beschleunigung durch Multiplikation mit dem Sinus/Cosinus auf die y-/x-Vektoren aufzuteilen, da wir es bei den Vektorgeschwindigkeiten gewissermaßen mit einem rechtwinkligen Dreieck zu tun haben. Da der Winkel und die Hypothenusenlänge (die absolute Beschleunigung) gegeben sind, kann ich die Hypothenuse mit dem Sinus des Winkels multiplizieren, um die y-Beschleunigung zu erhalten und mit dem Cosinus, um die x-Beschleunigung zu erhalten. Danach kann man die Beschleunigungen einfach zur Momentanbeschleunigung des Landers dazurechnen.</text:span></text:p>
      <text:p text:style-name="P27"><text:tab/><text:span text:style-name="T28">Nun die Schubberechnung: Anfangs machte ich Gebrauch von der altbekannten Formel F=m*a, umgeformt zu a=F/m, im Internet gefundenen Werten zur Kraft und zur Masse, und dem per Keypress einstellbaren Lander-Thrust als Faktor, um die </text:span><text:soft-page-break/><text:span text:style-name="T28">Beschleunigung zu berechnen. Ich musste, um den Lander mit abnehmendem Treibstoff tatsächlich leichter zu machen, diesen nur noch speichern und bei Schub entsprechend verringern.</text:span></text:p>
      <text:h text:style-name="P8" text:outline-level="1">2.3 | Konfiguration, Konstanten usw.</text:h>
      <text:p text:style-name="P33"><text:span text:style-name="T31"><text:tab/></text:span><text:span text:style-name="T32">Schon seit Beginn des Projekts hatte ich einige Konstanten, die irgendwo hin mussten, also kopierte ich gleich von Anfang an die Config-Klasse, sowie die Keypress-D</text:span><text:span text:style-name="T33">ict</text:span><text:span text:style-name="T32">, aus dem ooPong-Projekt.</text:span></text:p>
      <text:p text:style-name="P29"><text:tab/>Das Keypress-Dict erlaubt die übersichtliche Speicherung sämtlicher Tastencodes, die man je wollen würde. Dies ist <text:span text:style-name="T13">extrem</text:span><text:span text:style-name="T30"> hilfreich</text:span>, um kurzerhand neue Tastenbelegungen auszuprobieren.</text:p>
      <text:p text:style-name="P29"><text:tab/>Die Config, bzw. Cfg-Klasse, erlaubt das Lesen von Einstellungen aus einer Datei setting.ini, was die Verwendung benutzerdefinierter Werte für einige Konstanten extrem vereinfacht. Man muss nicht mal eine einzige .py-Datei öffnen, um die verwendeten Konfigurationswerte zu verändern. Durch Erstellung eines globalen Config-Objekts kann man diese Werte dann überall abrufen.</text:p>
      <text:h text:style-name="P8" text:outline-level="1">2.4 | Terrain</text:h>
      <text:p text:style-name="P30"><text:tab/><text:span text:style-name="T61">Wie in der Themenstellung erwähnt, soll das Terrain prozedural und seedabhängig generiert werden.</text:span></text:p>
      <text:p text:style-name="P36"><text:span text:style-name="T34"><text:tab/></text:span><text:span text:style-name="T38">Seedabhängigkeit:</text:span><text:span text:style-name="T35"> Erreicht durch erstellen eines G</text:span><text:span text:style-name="T43">enerator</text:span><text:span text:style-name="T35">-Objekts </text:span><text:span text:style-name="T43">vom Typ Ramdom.Random </text:span><text:span text:style-name="T35">mit </text:span><text:span text:style-name="T36">festem</text:span><text:span text:style-name="T35"> Seed; </text:span><text:span text:style-name="T36">standardmäßig zufällig</text:span><text:span text:style-name="T35">. Indem man in der Terrain-</text:span><text:span text:style-name="T37">Klasse für einen Generationsdurchlauf immer dasselbe </text:span><text:span text:style-name="T35">G</text:span><text:span text:style-name="T43">enerator</text:span><text:span text:style-name="T37">-Objekt benutzt, lässt sich eine Landschaft wiederholbar generieren.</text:span></text:p>
      <text:p text:style-name="P35"><text:span text:style-name="T37"><text:tab/></text:span><text:span text:style-name="T39">Machen, dass das Terrain wie Terrain aussieht:</text:span><text:span text:style-name="T37"> Anfangs ist mein Terrain einfach nur eine Liste an (Pseudo-) Zufallszahlen. Das sieht nicht wirklich wie Terrain aus und ist auch wenig schön, anzuschauen. Ich glätte das Terrain also, indem ich den Wert an jeder Stelle im Terrain gleich dem Durchschnitt der Stelle selbst, der vorherigen und der nachherigen Stelle setze. Dieser Schritt lässt sich beliebig oft wiederholen und lässt das Terrain immer weniger zerklüftet aussehen, da dadurch die Varianz gesenkt wird. </text:span><text:span text:style-name="T43">Dieser Vorgang ist komplett deterministisch.</text:span></text:p>
      <text:p text:style-name="P35"><text:span text:style-name="T37"><text:tab/></text:span><text:span text:style-name="T42">Danach wird das gesamte Terrain in der Höhe „angepasst“, sodass der unterste Wert immer auf derselben Höhe liegt.</text:span></text:p>
      <text:p text:style-name="P35"><text:span text:style-name="T42"><text:tab/></text:span><text:span text:style-name="T43">Da das Generator-Objekt im Terrain-Objekt gespeichert wird, kann man mit einem gegebenen Seed eine </text:span><text:span text:style-name="T44">theoretisch unendliche Folge an Terrains erstellen, d.h. auch die Sequenz der Terrains ist determiinistisch.</text:span></text:p>
      <text:p text:style-name="Text_20_body"><text:tab/><text:span text:style-name="T40">Landeplattformen:</text:span><text:span text:style-name="T45"> Die Landeplattformen haben eine zufällige Länge von 3-8 Einheiten. Bei der Terrain-Darstellung und bei der Erstellung der Heightmap </text:span><text:span text:style-name="T46">(s.u.)</text:span><text:span text:style-name="T45"> werden </text:span><text:soft-page-break/><text:span text:style-name="T45">sie einfach in das restliche Terrain eingefügt; man hat also so in etwa eine Folge von [Terrain1, Terrain2, Plattform1, Plattform2, Terrain3, …]</text:span></text:p>
      <text:p text:style-name="Text_20_body"><text:span text:style-name="T45"><text:tab/></text:span><text:span text:style-name="T40">Darstellung: </text:span><text:span text:style-name="T45">Das Terrain kann auf ein gegebenes GameGrid gemalt werden, indem zuerst berechnet wird, wie viele Pixel auf der x.Achse zwischen den Terrainpunkten liegen. Dann kann man sich einfach durch diese x-Stellen iterieren und währenddessen von Punkt zu Punkt Striche ziehen, sodass eine stetige Landschaft entsteht. </text:span><text:span text:style-name="T46">(Ist im Spiel besser zu sehen, als ich‘s hier erklären kann.)</text:span></text:p>
      <text:p text:style-name="Text_20_body"><text:span text:style-name="T46"><text:tab/></text:span><text:span text:style-name="T41">Kollision:</text:span><text:span text:style-name="T46"> Der Lander soll an jeder Stelle mit dem Terrain kollidieren. Hierzu ist eine genaue Heightmap nötig, die an jeder Stelle einen y-Wert hat. Ich verwende zur Erstellung dieser eine einfache lineare Interpolation, die zwischen zwei Punkten in geg. regelmäßigen Abständen Werte einfüllt, die auf der Gerade zwischen den zwei Punkten lieg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weight="normal" officeooo:rsid="0022476e" officeooo:paragraph-rsid="002247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2">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05T14:20:37.919000000</meta:creation-date>
    <dc:date>2022-06-09T23:43:29.877000000</dc:date>
    <meta:editing-duration>PT5H47M51S</meta:editing-duration>
    <meta:editing-cycles>38</meta:editing-cycles>
    <meta:generator>LibreOffice/6.3.0.4$Windows_X86_64 LibreOffice_project/057fc023c990d676a43019934386b85b21a9ee99</meta:generator>
    <meta:document-statistic meta:table-count="0" meta:image-count="0" meta:object-count="0" meta:page-count="7" meta:paragraph-count="62" meta:word-count="1224" meta:character-count="8976" meta:non-whitespace-character-count="7765"/>
  </office:meta>
</office:document-meta>
</file>